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70252744041351228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79081530883688253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13862608540814765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67490404343924504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76774163222102518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536099552479059852"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4170157276170885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24348788408403499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398517" text:continue-list="list74170157276170885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75211019965757466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7203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0235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386004"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380653"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95832"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14972641098532717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195064332597986206"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05652617052745863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02947"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11183911024462249"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035614164762420114"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56936439783163402" text:style-name="L15">
        <text:list-item>
          <text:list>
            <text:list-header>
              <text:p text:style-name="P170">1.5 miles averaging about 9:40/mile and rest 1 min</text:p>
            </text:list-header>
          </text:list>
        </text:list-item>
      </text:list>
      <text:p text:style-name="P23">1 mile in 8:26 and rest 2 min</text:p>
      <text:list xml:id="list880895703091869623"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935879393182500590"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85444"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49764073554036732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85513629859057416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318577619913875752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385288" text:continue-list="list1855136298590574161" text:style-name="L19">
        <text:list-item>
          <text:list>
            <text:list-header>
              <text:p text:style-name="P174">(Pace*HR)=1240</text:p>
            </text:list-header>
          </text:list>
        </text:list-item>
      </text:list>
      <text:list xml:id="list36390757" text:continue-list="list6497640735540367320" text:style-name="L18">
        <text:list-item>
          <text:list>
            <text:list-header>
              <text:p text:style-name="P173">2 miles at 10:46/mile Ave HR= 121 bpm and rest a few minutes</text:p>
            </text:list-header>
          </text:list>
        </text:list-item>
      </text:list>
      <text:list xml:id="list36376288" text:continue-list="list3638528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37943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4344703461307207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3588895947899932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186303871860434677"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7013387522444578133"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24324381191379209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4820317036052785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381127"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39320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38655415220622549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68231506675767063"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302528003542233493"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text:soft-page-break/>Warm down:<text:span text:style-name="T2"> 0.25 miles home</text:span></text:p>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698528918594990151"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text:soft-page-break/>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9T16:13:07.11</dc:date>
    <dc:creator>James Lombardi</dc:creator>
    <meta:editing-duration>P19DT19H56M34S</meta:editing-duration>
    <meta:editing-cycles>1569</meta:editing-cycles>
    <meta:generator>OpenOffice/4.1.2$Win32 OpenOffice.org_project/412m3$Build-9782</meta:generator>
    <meta:document-statistic meta:table-count="0" meta:image-count="9" meta:object-count="0" meta:page-count="163" meta:paragraph-count="4656" meta:word-count="50708" meta:character-count="260172"/>
  </office:meta>
</office:document-meta>
</file>